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6:55:4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245728" calcext:value-type="float">
            <text:p>1245728</text:p>
          </table:table-cell>
          <table:table-cell office:value-type="float" office:value="1044705" calcext:value-type="float">
            <text:p>1044705</text:p>
          </table:table-cell>
          <table:table-cell office:value-type="float" office:value="201023" calcext:value-type="float">
            <text:p>201023</text:p>
          </table:table-cell>
          <table:table-cell/>
          <table:table-cell office:value-type="float" office:value="106554" calcext:value-type="float">
            <text:p>106554</text:p>
          </table:table-cell>
          <table:table-cell office:value-type="float" office:value="99651" calcext:value-type="float">
            <text:p>99651</text:p>
          </table:table-cell>
          <table:table-cell office:value-type="float" office:value="6903" calcext:value-type="float">
            <text:p>6903</text:p>
          </table:table-cell>
          <table:table-cell/>
          <table:table-cell office:value-type="float" office:value="38764" calcext:value-type="float">
            <text:p>38764</text:p>
          </table:table-cell>
          <table:table-cell office:value-type="float" office:value="32352" calcext:value-type="float">
            <text:p>32352</text:p>
          </table:table-cell>
          <table:table-cell office:value-type="float" office:value="6412" calcext:value-type="float">
            <text:p>6412</text:p>
          </table:table-cell>
          <table:table-cell/>
          <table:table-cell table:formula="of:=[.M2]/([.E2]+[.I2]+[.M2])" office:value-type="percentage" office:value="0.0299153673170413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280694" calcext:value-type="float">
            <text:p>1280694</text:p>
          </table:table-cell>
          <table:table-cell office:value-type="float" office:value="1079787" calcext:value-type="float">
            <text:p>1079787</text:p>
          </table:table-cell>
          <table:table-cell office:value-type="float" office:value="200907" calcext:value-type="float">
            <text:p>200907</text:p>
          </table:table-cell>
          <table:table-cell/>
          <table:table-cell office:value-type="float" office:value="83820" calcext:value-type="float">
            <text:p>83820</text:p>
          </table:table-cell>
          <table:table-cell office:value-type="float" office:value="76970" calcext:value-type="float">
            <text:p>76970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33804" calcext:value-type="float">
            <text:p>33804</text:p>
          </table:table-cell>
          <table:table-cell office:value-type="float" office:value="27680" calcext:value-type="float">
            <text:p>27680</text:p>
          </table:table-cell>
          <table:table-cell office:value-type="float" office:value="6124" calcext:value-type="float">
            <text:p>6124</text:p>
          </table:table-cell>
          <table:table-cell/>
          <table:table-cell table:formula="of:=[.M3]/([.E3]+[.I3]+[.M3])" office:value-type="percentage" office:value="0.0286327443765458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105187" calcext:value-type="float">
            <text:p>1105187</text:p>
          </table:table-cell>
          <table:table-cell office:value-type="float" office:value="924893" calcext:value-type="float">
            <text:p>924893</text:p>
          </table:table-cell>
          <table:table-cell office:value-type="float" office:value="180294" calcext:value-type="float">
            <text:p>180294</text:p>
          </table:table-cell>
          <table:table-cell/>
          <table:table-cell office:value-type="float" office:value="110419" calcext:value-type="float">
            <text:p>110419</text:p>
          </table:table-cell>
          <table:table-cell office:value-type="float" office:value="90719" calcext:value-type="float">
            <text:p>90719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float" office:value="126432" calcext:value-type="float">
            <text:p>126432</text:p>
          </table:table-cell>
          <table:table-cell office:value-type="float" office:value="111850" calcext:value-type="float">
            <text:p>111850</text:p>
          </table:table-cell>
          <table:table-cell office:value-type="float" office:value="14582" calcext:value-type="float">
            <text:p>14582</text:p>
          </table:table-cell>
          <table:table-cell/>
          <table:table-cell table:formula="of:=[.M4]/([.E4]+[.I4]+[.M4])" office:value-type="percentage" office:value="0.067957273879651" calcext:value-type="percentage">
            <text:p>6.8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162462" calcext:value-type="float">
            <text:p>1162462</text:p>
          </table:table-cell>
          <table:table-cell office:value-type="float" office:value="974268" calcext:value-type="float">
            <text:p>974268</text:p>
          </table:table-cell>
          <table:table-cell office:value-type="float" office:value="188194" calcext:value-type="float">
            <text:p>188194</text:p>
          </table:table-cell>
          <table:table-cell/>
          <table:table-cell office:value-type="float" office:value="153848" calcext:value-type="float">
            <text:p>153848</text:p>
          </table:table-cell>
          <table:table-cell office:value-type="float" office:value="139986" calcext:value-type="float">
            <text:p>139986</text:p>
          </table:table-cell>
          <table:table-cell office:value-type="float" office:value="13862" calcext:value-type="float">
            <text:p>13862</text:p>
          </table:table-cell>
          <table:table-cell/>
          <table:table-cell office:value-type="float" office:value="60486" calcext:value-type="float">
            <text:p>60486</text:p>
          </table:table-cell>
          <table:table-cell office:value-type="float" office:value="48453" calcext:value-type="float">
            <text:p>48453</text:p>
          </table:table-cell>
          <table:table-cell office:value-type="float" office:value="12033" calcext:value-type="float">
            <text:p>12033</text:p>
          </table:table-cell>
          <table:table-cell/>
          <table:table-cell table:formula="of:=[.M5]/([.E5]+[.I5]+[.M5])" office:value-type="percentage" office:value="0.0562055967378053" calcext:value-type="percentage">
            <text:p>5.6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85252" calcext:value-type="float">
            <text:p>1285252</text:p>
          </table:table-cell>
          <table:table-cell office:value-type="float" office:value="1084511" calcext:value-type="float">
            <text:p>1084511</text:p>
          </table:table-cell>
          <table:table-cell office:value-type="float" office:value="200741" calcext:value-type="float">
            <text:p>200741</text:p>
          </table:table-cell>
          <table:table-cell/>
          <table:table-cell office:value-type="float" office:value="80548" calcext:value-type="float">
            <text:p>80548</text:p>
          </table:table-cell>
          <table:table-cell office:value-type="float" office:value="73581" calcext:value-type="float">
            <text:p>73581</text:p>
          </table:table-cell>
          <table:table-cell office:value-type="float" office:value="6967" calcext:value-type="float">
            <text:p>6967</text:p>
          </table:table-cell>
          <table:table-cell/>
          <table:table-cell office:value-type="float" office:value="33056" calcext:value-type="float">
            <text:p>33056</text:p>
          </table:table-cell>
          <table:table-cell office:value-type="float" office:value="26689" calcext:value-type="float">
            <text:p>26689</text:p>
          </table:table-cell>
          <table:table-cell office:value-type="float" office:value="6367" calcext:value-type="float">
            <text:p>6367</text:p>
          </table:table-cell>
          <table:table-cell/>
          <table:table-cell table:formula="of:=[.M6]/([.E6]+[.I6]+[.M6])" office:value-type="percentage" office:value="0.0297419128809996" calcext:value-type="percentage">
            <text:p>2.9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179446" calcext:value-type="float">
            <text:p>1179446</text:p>
          </table:table-cell>
          <table:table-cell office:value-type="float" office:value="991431" calcext:value-type="float">
            <text:p>991431</text:p>
          </table:table-cell>
          <table:table-cell office:value-type="float" office:value="188015" calcext:value-type="float">
            <text:p>188015</text:p>
          </table:table-cell>
          <table:table-cell/>
          <table:table-cell office:value-type="float" office:value="102013" calcext:value-type="float">
            <text:p>102013</text:p>
          </table:table-cell>
          <table:table-cell office:value-type="float" office:value="93899" calcext:value-type="float">
            <text:p>93899</text:p>
          </table:table-cell>
          <table:table-cell office:value-type="float" office:value="8114" calcext:value-type="float">
            <text:p>8114</text:p>
          </table:table-cell>
          <table:table-cell/>
          <table:table-cell office:value-type="float" office:value="92084" calcext:value-type="float">
            <text:p>92084</text:p>
          </table:table-cell>
          <table:table-cell office:value-type="float" office:value="73938" calcext:value-type="float">
            <text:p>73938</text:p>
          </table:table-cell>
          <table:table-cell office:value-type="float" office:value="18146" calcext:value-type="float">
            <text:p>18146</text:p>
          </table:table-cell>
          <table:table-cell/>
          <table:table-cell table:formula="of:=[.M7]/([.E7]+[.I7]+[.M7])" office:value-type="percentage" office:value="0.0846855676117139" calcext:value-type="percentage">
            <text:p>8.4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090806" calcext:value-type="float">
            <text:p>1090806</text:p>
          </table:table-cell>
          <table:table-cell office:value-type="float" office:value="912794" calcext:value-type="float">
            <text:p>912794</text:p>
          </table:table-cell>
          <table:table-cell office:value-type="float" office:value="178012" calcext:value-type="float">
            <text:p>178012</text:p>
          </table:table-cell>
          <table:table-cell/>
          <table:table-cell office:value-type="float" office:value="136977" calcext:value-type="float">
            <text:p>136977</text:p>
          </table:table-cell>
          <table:table-cell office:value-type="float" office:value="122382" calcext:value-type="float">
            <text:p>122382</text:p>
          </table:table-cell>
          <table:table-cell office:value-type="float" office:value="14595" calcext:value-type="float">
            <text:p>14595</text:p>
          </table:table-cell>
          <table:table-cell/>
          <table:table-cell office:value-type="float" office:value="117689" calcext:value-type="float">
            <text:p>117689</text:p>
          </table:table-cell>
          <table:table-cell office:value-type="float" office:value="95887" calcext:value-type="float">
            <text:p>95887</text:p>
          </table:table-cell>
          <table:table-cell office:value-type="float" office:value="21802" calcext:value-type="float">
            <text:p>21802</text:p>
          </table:table-cell>
          <table:table-cell/>
          <table:table-cell table:formula="of:=[.M8]/([.E8]+[.I8]+[.M8])" office:value-type="percentage" office:value="0.101684164377428" calcext:value-type="percentage">
            <text:p>10.1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095971" calcext:value-type="float">
            <text:p>1095971</text:p>
          </table:table-cell>
          <table:table-cell office:value-type="float" office:value="918142" calcext:value-type="float">
            <text:p>918142</text:p>
          </table:table-cell>
          <table:table-cell office:value-type="float" office:value="177829" calcext:value-type="float">
            <text:p>177829</text:p>
          </table:table-cell>
          <table:table-cell/>
          <table:table-cell office:value-type="float" office:value="115133" calcext:value-type="float">
            <text:p>115133</text:p>
          </table:table-cell>
          <table:table-cell office:value-type="float" office:value="100469" calcext:value-type="float">
            <text:p>100469</text:p>
          </table:table-cell>
          <table:table-cell office:value-type="float" office:value="14664" calcext:value-type="float">
            <text:p>14664</text:p>
          </table:table-cell>
          <table:table-cell/>
          <table:table-cell office:value-type="float" office:value="130366" calcext:value-type="float">
            <text:p>130366</text:p>
          </table:table-cell>
          <table:table-cell office:value-type="float" office:value="108425" calcext:value-type="float">
            <text:p>108425</text:p>
          </table:table-cell>
          <table:table-cell office:value-type="float" office:value="21941" calcext:value-type="float">
            <text:p>21941</text:p>
          </table:table-cell>
          <table:table-cell/>
          <table:table-cell table:formula="of:=[.M9]/([.E9]+[.I9]+[.M9])" office:value-type="percentage" office:value="0.102320527528284" calcext:value-type="percentage">
            <text:p>10.2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191995" calcext:value-type="float">
            <text:p>1191995</text:p>
          </table:table-cell>
          <table:table-cell office:value-type="float" office:value="1003660" calcext:value-type="float">
            <text:p>1003660</text:p>
          </table:table-cell>
          <table:table-cell office:value-type="float" office:value="188335" calcext:value-type="float">
            <text:p>188335</text:p>
          </table:table-cell>
          <table:table-cell/>
          <table:table-cell office:value-type="float" office:value="91953" calcext:value-type="float">
            <text:p>91953</text:p>
          </table:table-cell>
          <table:table-cell office:value-type="float" office:value="84314" calcext:value-type="float">
            <text:p>84314</text:p>
          </table:table-cell>
          <table:table-cell office:value-type="float" office:value="7639" calcext:value-type="float">
            <text:p>7639</text:p>
          </table:table-cell>
          <table:table-cell/>
          <table:table-cell office:value-type="float" office:value="92879" calcext:value-type="float">
            <text:p>92879</text:p>
          </table:table-cell>
          <table:table-cell office:value-type="float" office:value="74629" calcext:value-type="float">
            <text:p>74629</text:p>
          </table:table-cell>
          <table:table-cell office:value-type="float" office:value="18250" calcext:value-type="float">
            <text:p>18250</text:p>
          </table:table-cell>
          <table:table-cell/>
          <table:table-cell table:formula="of:=[.M10]/([.E10]+[.I10]+[.M10])" office:value-type="percentage" office:value="0.0851912017327657" calcext:value-type="percentage">
            <text:p>8.5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144634" calcext:value-type="float">
            <text:p>1144634</text:p>
          </table:table-cell>
          <table:table-cell office:value-type="float" office:value="957719" calcext:value-type="float">
            <text:p>957719</text:p>
          </table:table-cell>
          <table:table-cell office:value-type="float" office:value="186915" calcext:value-type="float">
            <text:p>186915</text:p>
          </table:table-cell>
          <table:table-cell/>
          <table:table-cell office:value-type="float" office:value="168236" calcext:value-type="float">
            <text:p>168236</text:p>
          </table:table-cell>
          <table:table-cell office:value-type="float" office:value="156155" calcext:value-type="float">
            <text:p>156155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60991" calcext:value-type="float">
            <text:p>60991</text:p>
          </table:table-cell>
          <table:table-cell office:value-type="float" office:value="46041" calcext:value-type="float">
            <text:p>46041</text:p>
          </table:table-cell>
          <table:table-cell office:value-type="float" office:value="14950" calcext:value-type="float">
            <text:p>14950</text:p>
          </table:table-cell>
          <table:table-cell/>
          <table:table-cell table:formula="of:=[.M11]/([.E11]+[.I11]+[.M11])" office:value-type="percentage" office:value="0.0698774457105999" calcext:value-type="percentage">
            <text:p>6.9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075246" calcext:value-type="float">
            <text:p>1075246</text:p>
          </table:table-cell>
          <table:table-cell office:value-type="float" office:value="893501" calcext:value-type="float">
            <text:p>893501</text:p>
          </table:table-cell>
          <table:table-cell office:value-type="float" office:value="181745" calcext:value-type="float">
            <text:p>181745</text:p>
          </table:table-cell>
          <table:table-cell/>
          <table:table-cell office:value-type="float" office:value="155060" calcext:value-type="float">
            <text:p>155060</text:p>
          </table:table-cell>
          <table:table-cell office:value-type="float" office:value="144539" calcext:value-type="float">
            <text:p>144539</text:p>
          </table:table-cell>
          <table:table-cell office:value-type="float" office:value="10521" calcext:value-type="float">
            <text:p>10521</text:p>
          </table:table-cell>
          <table:table-cell/>
          <table:table-cell office:value-type="float" office:value="114084" calcext:value-type="float">
            <text:p>114084</text:p>
          </table:table-cell>
          <table:table-cell office:value-type="float" office:value="91941" calcext:value-type="float">
            <text:p>91941</text:p>
          </table:table-cell>
          <table:table-cell office:value-type="float" office:value="22143" calcext:value-type="float">
            <text:p>22143</text:p>
          </table:table-cell>
          <table:table-cell/>
          <table:table-cell table:formula="of:=[.M12]/([.E12]+[.I12]+[.M12])" office:value-type="percentage" office:value="0.103274582690092" calcext:value-type="percentage">
            <text:p>10.3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243614" calcext:value-type="float">
            <text:p>1243614</text:p>
          </table:table-cell>
          <table:table-cell office:value-type="float" office:value="1046603" calcext:value-type="float">
            <text:p>1046603</text:p>
          </table:table-cell>
          <table:table-cell office:value-type="float" office:value="197011" calcext:value-type="float">
            <text:p>197011</text:p>
          </table:table-cell>
          <table:table-cell/>
          <table:table-cell office:value-type="float" office:value="116468" calcext:value-type="float">
            <text:p>116468</text:p>
          </table:table-cell>
          <table:table-cell office:value-type="float" office:value="107200" calcext:value-type="float">
            <text:p>107200</text:p>
          </table:table-cell>
          <table:table-cell office:value-type="float" office:value="9268" calcext:value-type="float">
            <text:p>9268</text:p>
          </table:table-cell>
          <table:table-cell/>
          <table:table-cell office:value-type="float" office:value="36238" calcext:value-type="float">
            <text:p>36238</text:p>
          </table:table-cell>
          <table:table-cell office:value-type="float" office:value="28477" calcext:value-type="float">
            <text:p>28477</text:p>
          </table:table-cell>
          <table:table-cell office:value-type="float" office:value="7761" calcext:value-type="float">
            <text:p>7761</text:p>
          </table:table-cell>
          <table:table-cell/>
          <table:table-cell table:formula="of:=[.M13]/([.E13]+[.I13]+[.M13])" office:value-type="percentage" office:value="0.0362595776490376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273048" calcext:value-type="float">
            <text:p>1273048</text:p>
          </table:table-cell>
          <table:table-cell office:value-type="float" office:value="1072089" calcext:value-type="float">
            <text:p>1072089</text:p>
          </table:table-cell>
          <table:table-cell office:value-type="float" office:value="200959" calcext:value-type="float">
            <text:p>200959</text:p>
          </table:table-cell>
          <table:table-cell/>
          <table:table-cell office:value-type="float" office:value="87939" calcext:value-type="float">
            <text:p>87939</text:p>
          </table:table-cell>
          <table:table-cell office:value-type="float" office:value="81180" calcext:value-type="float">
            <text:p>81180</text:p>
          </table:table-cell>
          <table:table-cell office:value-type="float" office:value="6759" calcext:value-type="float">
            <text:p>6759</text:p>
          </table:table-cell>
          <table:table-cell/>
          <table:table-cell office:value-type="float" office:value="34383" calcext:value-type="float">
            <text:p>34383</text:p>
          </table:table-cell>
          <table:table-cell office:value-type="float" office:value="28038" calcext:value-type="float">
            <text:p>28038</text:p>
          </table:table-cell>
          <table:table-cell office:value-type="float" office:value="6345" calcext:value-type="float">
            <text:p>6345</text:p>
          </table:table-cell>
          <table:table-cell/>
          <table:table-cell table:formula="of:=[.M14]/([.E14]+[.I14]+[.M14])" office:value-type="percentage" office:value="0.0296408066784078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063586" calcext:value-type="float">
            <text:p>1063586</text:p>
          </table:table-cell>
          <table:table-cell office:value-type="float" office:value="890539" calcext:value-type="float">
            <text:p>890539</text:p>
          </table:table-cell>
          <table:table-cell office:value-type="float" office:value="173047" calcext:value-type="float">
            <text:p>173047</text:p>
          </table:table-cell>
          <table:table-cell/>
          <table:table-cell office:value-type="float" office:value="148280" calcext:value-type="float">
            <text:p>148280</text:p>
          </table:table-cell>
          <table:table-cell office:value-type="float" office:value="130863" calcext:value-type="float">
            <text:p>130863</text:p>
          </table:table-cell>
          <table:table-cell office:value-type="float" office:value="17417" calcext:value-type="float">
            <text:p>17417</text:p>
          </table:table-cell>
          <table:table-cell/>
          <table:table-cell office:value-type="float" office:value="132552" calcext:value-type="float">
            <text:p>132552</text:p>
          </table:table-cell>
          <table:table-cell office:value-type="float" office:value="108286" calcext:value-type="float">
            <text:p>108286</text:p>
          </table:table-cell>
          <table:table-cell office:value-type="float" office:value="24266" calcext:value-type="float">
            <text:p>24266</text:p>
          </table:table-cell>
          <table:table-cell/>
          <table:table-cell table:formula="of:=[.M15]/([.E15]+[.I15]+[.M15])" office:value-type="percentage" office:value="0.113007032086807" calcext:value-type="percentage">
            <text:p>11.3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114441" calcext:value-type="float">
            <text:p>1114441</text:p>
          </table:table-cell>
          <table:table-cell office:value-type="float" office:value="941662" calcext:value-type="float">
            <text:p>941662</text:p>
          </table:table-cell>
          <table:table-cell office:value-type="float" office:value="172779" calcext:value-type="float">
            <text:p>172779</text:p>
          </table:table-cell>
          <table:table-cell/>
          <table:table-cell office:value-type="float" office:value="146708" calcext:value-type="float">
            <text:p>146708</text:p>
          </table:table-cell>
          <table:table-cell office:value-type="float" office:value="127941" calcext:value-type="float">
            <text:p>127941</text:p>
          </table:table-cell>
          <table:table-cell office:value-type="float" office:value="18767" calcext:value-type="float">
            <text:p>18767</text:p>
          </table:table-cell>
          <table:table-cell/>
          <table:table-cell office:value-type="float" office:value="102650" calcext:value-type="float">
            <text:p>102650</text:p>
          </table:table-cell>
          <table:table-cell office:value-type="float" office:value="79926" calcext:value-type="float">
            <text:p>79926</text:p>
          </table:table-cell>
          <table:table-cell office:value-type="float" office:value="22724" calcext:value-type="float">
            <text:p>22724</text:p>
          </table:table-cell>
          <table:table-cell/>
          <table:table-cell table:formula="of:=[.M16]/([.E16]+[.I16]+[.M16])" office:value-type="percentage" office:value="0.106053110561441" calcext:value-type="percentage">
            <text:p>10.6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76692" calcext:value-type="float">
            <text:p>1176692</text:p>
          </table:table-cell>
          <table:table-cell office:value-type="float" office:value="990250" calcext:value-type="float">
            <text:p>990250</text:p>
          </table:table-cell>
          <table:table-cell office:value-type="float" office:value="186442" calcext:value-type="float">
            <text:p>186442</text:p>
          </table:table-cell>
          <table:table-cell/>
          <table:table-cell office:value-type="float" office:value="110634" calcext:value-type="float">
            <text:p>110634</text:p>
          </table:table-cell>
          <table:table-cell office:value-type="float" office:value="97944" calcext:value-type="float">
            <text:p>97944</text:p>
          </table:table-cell>
          <table:table-cell office:value-type="float" office:value="12690" calcext:value-type="float">
            <text:p>12690</text:p>
          </table:table-cell>
          <table:table-cell/>
          <table:table-cell office:value-type="float" office:value="76731" calcext:value-type="float">
            <text:p>76731</text:p>
          </table:table-cell>
          <table:table-cell office:value-type="float" office:value="61486" calcext:value-type="float">
            <text:p>61486</text:p>
          </table:table-cell>
          <table:table-cell office:value-type="float" office:value="15245" calcext:value-type="float">
            <text:p>15245</text:p>
          </table:table-cell>
          <table:table-cell/>
          <table:table-cell table:formula="of:=[.M17]/([.E17]+[.I17]+[.M17])" office:value-type="percentage" office:value="0.0711130391786432" calcext:value-type="percentage">
            <text:p>7.1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71579" calcext:value-type="float">
            <text:p>1271579</text:p>
          </table:table-cell>
          <table:table-cell office:value-type="float" office:value="1074567" calcext:value-type="float">
            <text:p>1074567</text:p>
          </table:table-cell>
          <table:table-cell office:value-type="float" office:value="197012" calcext:value-type="float">
            <text:p>197012</text:p>
          </table:table-cell>
          <table:table-cell/>
          <table:table-cell office:value-type="float" office:value="90262" calcext:value-type="float">
            <text:p>90262</text:p>
          </table:table-cell>
          <table:table-cell office:value-type="float" office:value="80850" calcext:value-type="float">
            <text:p>80850</text:p>
          </table:table-cell>
          <table:table-cell office:value-type="float" office:value="9412" calcext:value-type="float">
            <text:p>9412</text:p>
          </table:table-cell>
          <table:table-cell/>
          <table:table-cell office:value-type="float" office:value="36324" calcext:value-type="float">
            <text:p>36324</text:p>
          </table:table-cell>
          <table:table-cell office:value-type="float" office:value="28664" calcext:value-type="float">
            <text:p>28664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M18]/([.E18]+[.I18]+[.M18])" office:value-type="percentage" office:value="0.035780347900824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163954" calcext:value-type="float">
            <text:p>1163954</text:p>
          </table:table-cell>
          <table:table-cell office:value-type="float" office:value="988598" calcext:value-type="float">
            <text:p>988598</text:p>
          </table:table-cell>
          <table:table-cell office:value-type="float" office:value="175356" calcext:value-type="float">
            <text:p>175356</text:p>
          </table:table-cell>
          <table:table-cell/>
          <table:table-cell office:value-type="float" office:value="124541" calcext:value-type="float">
            <text:p>124541</text:p>
          </table:table-cell>
          <table:table-cell office:value-type="float" office:value="102065" calcext:value-type="float">
            <text:p>102065</text:p>
          </table:table-cell>
          <table:table-cell office:value-type="float" office:value="22476" calcext:value-type="float">
            <text:p>22476</text:p>
          </table:table-cell>
          <table:table-cell/>
          <table:table-cell office:value-type="float" office:value="78874" calcext:value-type="float">
            <text:p>78874</text:p>
          </table:table-cell>
          <table:table-cell office:value-type="float" office:value="62383" calcext:value-type="float">
            <text:p>62383</text:p>
          </table:table-cell>
          <table:table-cell office:value-type="float" office:value="16491" calcext:value-type="float">
            <text:p>16491</text:p>
          </table:table-cell>
          <table:table-cell/>
          <table:table-cell table:formula="of:=[.M19]/([.E19]+[.I19]+[.M19])" office:value-type="percentage" office:value="0.0769446116375751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20012" calcext:value-type="float">
            <text:p>1220012</text:p>
          </table:table-cell>
          <table:table-cell office:value-type="float" office:value="1033640" calcext:value-type="float">
            <text:p>1033640</text:p>
          </table:table-cell>
          <table:table-cell office:value-type="float" office:value="186372" calcext:value-type="float">
            <text:p>186372</text:p>
          </table:table-cell>
          <table:table-cell/>
          <table:table-cell office:value-type="float" office:value="141213" calcext:value-type="float">
            <text:p>141213</text:p>
          </table:table-cell>
          <table:table-cell office:value-type="float" office:value="123049" calcext:value-type="float">
            <text:p>123049</text:p>
          </table:table-cell>
          <table:table-cell office:value-type="float" office:value="18164" calcext:value-type="float">
            <text:p>18164</text:p>
          </table:table-cell>
          <table:table-cell/>
          <table:table-cell office:value-type="float" office:value="37327" calcext:value-type="float">
            <text:p>37327</text:p>
          </table:table-cell>
          <table:table-cell office:value-type="float" office:value="27405" calcext:value-type="float">
            <text:p>27405</text:p>
          </table:table-cell>
          <table:table-cell office:value-type="float" office:value="9922" calcext:value-type="float">
            <text:p>9922</text:p>
          </table:table-cell>
          <table:table-cell/>
          <table:table-cell table:formula="of:=[.M20]/([.E20]+[.I20]+[.M20])" office:value-type="percentage" office:value="0.0462654692294062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290648" calcext:value-type="float">
            <text:p>1290648</text:p>
          </table:table-cell>
          <table:table-cell office:value-type="float" office:value="1090269" calcext:value-type="float">
            <text:p>1090269</text:p>
          </table:table-cell>
          <table:table-cell office:value-type="float" office:value="200379" calcext:value-type="float">
            <text:p>200379</text:p>
          </table:table-cell>
          <table:table-cell/>
          <table:table-cell office:value-type="float" office:value="73179" calcext:value-type="float">
            <text:p>73179</text:p>
          </table:table-cell>
          <table:table-cell office:value-type="float" office:value="65583" calcext:value-type="float">
            <text:p>65583</text:p>
          </table:table-cell>
          <table:table-cell office:value-type="float" office:value="7596" calcext:value-type="float">
            <text:p>7596</text:p>
          </table:table-cell>
          <table:table-cell/>
          <table:table-cell office:value-type="float" office:value="31245" calcext:value-type="float">
            <text:p>31245</text:p>
          </table:table-cell>
          <table:table-cell office:value-type="float" office:value="25136" calcext:value-type="float">
            <text:p>25136</text:p>
          </table:table-cell>
          <table:table-cell office:value-type="float" office:value="6109" calcext:value-type="float">
            <text:p>6109</text:p>
          </table:table-cell>
          <table:table-cell/>
          <table:table-cell table:formula="of:=[.M21]/([.E21]+[.I21]+[.M21])" office:value-type="percentage" office:value="0.0285355281104613" calcext:value-type="percentage">
            <text:p>2.8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9205" calcext:value-type="float">
            <text:p>279205</text:p>
          </table:table-cell>
          <table:table-cell office:value-type="float" office:value="79823" calcext:value-type="float">
            <text:p>79823</text:p>
          </table:table-cell>
          <table:table-cell office:value-type="float" office:value="199382" calcext:value-type="float">
            <text:p>199382</text:p>
          </table:table-cell>
          <table:table-cell/>
          <table:table-cell office:value-type="float" office:value="8177" calcext:value-type="float">
            <text:p>8177</text:p>
          </table:table-cell>
          <table:table-cell office:value-type="float" office:value="44" calcext:value-type="float">
            <text:p>44</text:p>
          </table:table-cell>
          <table:table-cell office:value-type="float" office:value="8133" calcext:value-type="float">
            <text:p>8133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" calcext:value-type="float">
            <text:p>6</text:p>
          </table:table-cell>
          <table:table-cell office:value-type="float" office:value="6671" calcext:value-type="float">
            <text:p>6671</text:p>
          </table:table-cell>
          <table:table-cell/>
          <table:table-cell table:formula="of:=[.M22]/([.E22]+[.I22]+[.M22])" office:value-type="percentage" office:value="0.0311458265246095" calcext:value-type="percentage">
            <text:p>3.1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983731" calcext:value-type="float">
            <text:p>983731</text:p>
          </table:table-cell>
          <table:table-cell office:value-type="float" office:value="821599" calcext:value-type="float">
            <text:p>821599</text:p>
          </table:table-cell>
          <table:table-cell office:value-type="float" office:value="162132" calcext:value-type="float">
            <text:p>162132</text:p>
          </table:table-cell>
          <table:table-cell/>
          <table:table-cell office:value-type="float" office:value="174324" calcext:value-type="float">
            <text:p>174324</text:p>
          </table:table-cell>
          <table:table-cell office:value-type="float" office:value="148202" calcext:value-type="float">
            <text:p>148202</text:p>
          </table:table-cell>
          <table:table-cell office:value-type="float" office:value="26122" calcext:value-type="float">
            <text:p>26122</text:p>
          </table:table-cell>
          <table:table-cell/>
          <table:table-cell office:value-type="float" office:value="161282" calcext:value-type="float">
            <text:p>161282</text:p>
          </table:table-cell>
          <table:table-cell office:value-type="float" office:value="135140" calcext:value-type="float">
            <text:p>135140</text:p>
          </table:table-cell>
          <table:table-cell office:value-type="float" office:value="26142" calcext:value-type="float">
            <text:p>26142</text:p>
          </table:table-cell>
          <table:table-cell/>
          <table:table-cell table:formula="of:=[.M23]/([.E23]+[.I23]+[.M23])" office:value-type="percentage" office:value="0.121933245023228" calcext:value-type="percentage">
            <text:p>12.1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273844" calcext:value-type="float">
            <text:p>1273844</text:p>
          </table:table-cell>
          <table:table-cell office:value-type="float" office:value="1073270" calcext:value-type="float">
            <text:p>1073270</text:p>
          </table:table-cell>
          <table:table-cell office:value-type="float" office:value="200574" calcext:value-type="float">
            <text:p>200574</text:p>
          </table:table-cell>
          <table:table-cell/>
          <table:table-cell office:value-type="float" office:value="83096" calcext:value-type="float">
            <text:p>83096</text:p>
          </table:table-cell>
          <table:table-cell office:value-type="float" office:value="76084" calcext:value-type="float">
            <text:p>76084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float" office:value="34080" calcext:value-type="float">
            <text:p>34080</text:p>
          </table:table-cell>
          <table:table-cell office:value-type="float" office:value="27647" calcext:value-type="float">
            <text:p>27647</text:p>
          </table:table-cell>
          <table:table-cell office:value-type="float" office:value="6433" calcext:value-type="float">
            <text:p>6433</text:p>
          </table:table-cell>
          <table:table-cell/>
          <table:table-cell table:formula="of:=[.M24]/([.E24]+[.I24]+[.M24])" office:value-type="percentage" office:value="0.0300580789556067" calcext:value-type="percentage">
            <text:p>3.01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59138" calcext:value-type="float">
            <text:p>1259138</text:p>
          </table:table-cell>
          <table:table-cell office:value-type="float" office:value="1060348" calcext:value-type="float">
            <text:p>1060348</text:p>
          </table:table-cell>
          <table:table-cell office:value-type="float" office:value="198790" calcext:value-type="float">
            <text:p>198790</text:p>
          </table:table-cell>
          <table:table-cell/>
          <table:table-cell office:value-type="float" office:value="95512" calcext:value-type="float">
            <text:p>95512</text:p>
          </table:table-cell>
          <table:table-cell office:value-type="float" office:value="86391" calcext:value-type="float">
            <text:p>86391</text:p>
          </table:table-cell>
          <table:table-cell office:value-type="float" office:value="9121" calcext:value-type="float">
            <text:p>9121</text:p>
          </table:table-cell>
          <table:table-cell/>
          <table:table-cell office:value-type="float" office:value="33746" calcext:value-type="float">
            <text:p>33746</text:p>
          </table:table-cell>
          <table:table-cell office:value-type="float" office:value="27277" calcext:value-type="float">
            <text:p>27277</text:p>
          </table:table-cell>
          <table:table-cell office:value-type="float" office:value="6469" calcext:value-type="float">
            <text:p>6469</text:p>
          </table:table-cell>
          <table:table-cell/>
          <table:table-cell table:formula="of:=[.M25]/([.E25]+[.I25]+[.M25])" office:value-type="percentage" office:value="0.0301753894952887" calcext:value-type="percentage">
            <text:p>3.0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80379" calcext:value-type="float">
            <text:p>1280379</text:p>
          </table:table-cell>
          <table:table-cell office:value-type="float" office:value="1079056" calcext:value-type="float">
            <text:p>1079056</text:p>
          </table:table-cell>
          <table:table-cell office:value-type="float" office:value="201323" calcext:value-type="float">
            <text:p>201323</text:p>
          </table:table-cell>
          <table:table-cell/>
          <table:table-cell office:value-type="float" office:value="84255" calcext:value-type="float">
            <text:p>84255</text:p>
          </table:table-cell>
          <table:table-cell office:value-type="float" office:value="77497" calcext:value-type="float">
            <text:p>77497</text:p>
          </table:table-cell>
          <table:table-cell office:value-type="float" office:value="6758" calcext:value-type="float">
            <text:p>6758</text:p>
          </table:table-cell>
          <table:table-cell/>
          <table:table-cell office:value-type="float" office:value="33562" calcext:value-type="float">
            <text:p>33562</text:p>
          </table:table-cell>
          <table:table-cell office:value-type="float" office:value="27452" calcext:value-type="float">
            <text:p>27452</text:p>
          </table:table-cell>
          <table:table-cell office:value-type="float" office:value="6110" calcext:value-type="float">
            <text:p>6110</text:p>
          </table:table-cell>
          <table:table-cell/>
          <table:table-cell table:formula="of:=[.M26]/([.E26]+[.I26]+[.M26])" office:value-type="percentage" office:value="0.0285259417996088" calcext:value-type="percentage">
            <text:p>2.8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251216" calcext:value-type="float">
            <text:p>1251216</text:p>
          </table:table-cell>
          <table:table-cell office:value-type="float" office:value="1051194" calcext:value-type="float">
            <text:p>1051194</text:p>
          </table:table-cell>
          <table:table-cell office:value-type="float" office:value="200022" calcext:value-type="float">
            <text:p>200022</text:p>
          </table:table-cell>
          <table:table-cell/>
          <table:table-cell office:value-type="float" office:value="102369" calcext:value-type="float">
            <text:p>102369</text:p>
          </table:table-cell>
          <table:table-cell office:value-type="float" office:value="94900" calcext:value-type="float">
            <text:p>94900</text:p>
          </table:table-cell>
          <table:table-cell office:value-type="float" office:value="7469" calcext:value-type="float">
            <text:p>7469</text:p>
          </table:table-cell>
          <table:table-cell/>
          <table:table-cell office:value-type="float" office:value="36766" calcext:value-type="float">
            <text:p>36766</text:p>
          </table:table-cell>
          <table:table-cell office:value-type="float" office:value="30306" calcext:value-type="float">
            <text:p>30306</text:p>
          </table:table-cell>
          <table:table-cell office:value-type="float" office:value="6460" calcext:value-type="float">
            <text:p>6460</text:p>
          </table:table-cell>
          <table:table-cell/>
          <table:table-cell table:formula="of:=[.M27]/([.E27]+[.I27]+[.M27])" office:value-type="percentage" office:value="0.0301938294282336" calcext:value-type="percentage">
            <text:p>3.0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066364" calcext:value-type="float">
            <text:p>1066364</text:p>
          </table:table-cell>
          <table:table-cell office:value-type="float" office:value="885469" calcext:value-type="float">
            <text:p>885469</text:p>
          </table:table-cell>
          <table:table-cell office:value-type="float" office:value="180895" calcext:value-type="float">
            <text:p>180895</text:p>
          </table:table-cell>
          <table:table-cell/>
          <table:table-cell office:value-type="float" office:value="168731" calcext:value-type="float">
            <text:p>168731</text:p>
          </table:table-cell>
          <table:table-cell office:value-type="float" office:value="156390" calcext:value-type="float">
            <text:p>156390</text:p>
          </table:table-cell>
          <table:table-cell office:value-type="float" office:value="12341" calcext:value-type="float">
            <text:p>12341</text:p>
          </table:table-cell>
          <table:table-cell/>
          <table:table-cell office:value-type="float" office:value="117082" calcext:value-type="float">
            <text:p>117082</text:p>
          </table:table-cell>
          <table:table-cell office:value-type="float" office:value="95878" calcext:value-type="float">
            <text:p>95878</text:p>
          </table:table-cell>
          <table:table-cell office:value-type="float" office:value="21204" calcext:value-type="float">
            <text:p>21204</text:p>
          </table:table-cell>
          <table:table-cell/>
          <table:table-cell table:formula="of:=[.M28]/([.E28]+[.I28]+[.M28])" office:value-type="percentage" office:value="0.0988808058198097" calcext:value-type="percentage">
            <text:p>9.8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277181" calcext:value-type="float">
            <text:p>1277181</text:p>
          </table:table-cell>
          <table:table-cell office:value-type="float" office:value="1076738" calcext:value-type="float">
            <text:p>1076738</text:p>
          </table:table-cell>
          <table:table-cell office:value-type="float" office:value="200443" calcext:value-type="float">
            <text:p>200443</text:p>
          </table:table-cell>
          <table:table-cell/>
          <table:table-cell office:value-type="float" office:value="83109" calcext:value-type="float">
            <text:p>83109</text:p>
          </table:table-cell>
          <table:table-cell office:value-type="float" office:value="75850" calcext:value-type="float">
            <text:p>75850</text:p>
          </table:table-cell>
          <table:table-cell office:value-type="float" office:value="7259" calcext:value-type="float">
            <text:p>7259</text:p>
          </table:table-cell>
          <table:table-cell/>
          <table:table-cell office:value-type="float" office:value="34204" calcext:value-type="float">
            <text:p>34204</text:p>
          </table:table-cell>
          <table:table-cell office:value-type="float" office:value="27947" calcext:value-type="float">
            <text:p>27947</text:p>
          </table:table-cell>
          <table:table-cell office:value-type="float" office:value="6257" calcext:value-type="float">
            <text:p>6257</text:p>
          </table:table-cell>
          <table:table-cell/>
          <table:table-cell table:formula="of:=[.M29]/([.E29]+[.I29]+[.M29])" office:value-type="percentage" office:value="0.0292439205642202" calcext:value-type="percentage">
            <text:p>2.9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97925" calcext:value-type="float">
            <text:p>197925</text:p>
          </table:table-cell>
          <table:table-cell office:value-type="float" office:value="508" calcext:value-type="float">
            <text:p>508</text:p>
          </table:table-cell>
          <table:table-cell office:value-type="float" office:value="197417" calcext:value-type="float">
            <text:p>197417</text:p>
          </table:table-cell>
          <table:table-cell/>
          <table:table-cell office:value-type="float" office:value="9698" calcext:value-type="float">
            <text:p>9698</text:p>
          </table:table-cell>
          <table:table-cell office:value-type="float" office:value="4" calcext:value-type="float">
            <text:p>4</text:p>
          </table:table-cell>
          <table:table-cell office:value-type="float" office:value="9694" calcext:value-type="float">
            <text:p>9694</text:p>
          </table:table-cell>
          <table:table-cell/>
          <table:table-cell office:value-type="float" office:value="6984" calcext:value-type="float">
            <text:p>6984</text:p>
          </table:table-cell>
          <table:table-cell office:value-type="float" office:value="0" calcext:value-type="float">
            <text:p>0</text:p>
          </table:table-cell>
          <table:table-cell office:value-type="float" office:value="6984" calcext:value-type="float">
            <text:p>6984</text:p>
          </table:table-cell>
          <table:table-cell/>
          <table:table-cell table:formula="of:=[.M30]/([.E30]+[.I30]+[.M30])" office:value-type="percentage" office:value="0.03262103271912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282937" calcext:value-type="float">
            <text:p>1282937</text:p>
          </table:table-cell>
          <table:table-cell office:value-type="float" office:value="1081859" calcext:value-type="float">
            <text:p>1081859</text:p>
          </table:table-cell>
          <table:table-cell office:value-type="float" office:value="201078" calcext:value-type="float">
            <text:p>201078</text:p>
          </table:table-cell>
          <table:table-cell/>
          <table:table-cell office:value-type="float" office:value="77778" calcext:value-type="float">
            <text:p>77778</text:p>
          </table:table-cell>
          <table:table-cell office:value-type="float" office:value="71117" calcext:value-type="float">
            <text:p>71117</text:p>
          </table:table-cell>
          <table:table-cell office:value-type="float" office:value="6661" calcext:value-type="float">
            <text:p>6661</text:p>
          </table:table-cell>
          <table:table-cell/>
          <table:table-cell office:value-type="float" office:value="33390" calcext:value-type="float">
            <text:p>33390</text:p>
          </table:table-cell>
          <table:table-cell office:value-type="float" office:value="27049" calcext:value-type="float">
            <text:p>27049</text:p>
          </table:table-cell>
          <table:table-cell office:value-type="float" office:value="6341" calcext:value-type="float">
            <text:p>6341</text:p>
          </table:table-cell>
          <table:table-cell/>
          <table:table-cell table:formula="of:=[.M31]/([.E31]+[.I31]+[.M31])" office:value-type="percentage" office:value="0.0296197683109118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80449" calcext:value-type="float">
            <text:p>1280449</text:p>
          </table:table-cell>
          <table:table-cell office:value-type="float" office:value="1079118" calcext:value-type="float">
            <text:p>1079118</text:p>
          </table:table-cell>
          <table:table-cell office:value-type="float" office:value="201331" calcext:value-type="float">
            <text:p>201331</text:p>
          </table:table-cell>
          <table:table-cell/>
          <table:table-cell office:value-type="float" office:value="86940" calcext:value-type="float">
            <text:p>86940</text:p>
          </table:table-cell>
          <table:table-cell office:value-type="float" office:value="80385" calcext:value-type="float">
            <text:p>80385</text:p>
          </table:table-cell>
          <table:table-cell office:value-type="float" office:value="6555" calcext:value-type="float">
            <text:p>6555</text:p>
          </table:table-cell>
          <table:table-cell/>
          <table:table-cell office:value-type="float" office:value="34171" calcext:value-type="float">
            <text:p>34171</text:p>
          </table:table-cell>
          <table:table-cell office:value-type="float" office:value="27940" calcext:value-type="float">
            <text:p>27940</text:p>
          </table:table-cell>
          <table:table-cell office:value-type="float" office:value="6231" calcext:value-type="float">
            <text:p>6231</text:p>
          </table:table-cell>
          <table:table-cell/>
          <table:table-cell table:formula="of:=[.M32]/([.E32]+[.I32]+[.M32])" office:value-type="percentage" office:value="0.029100912118141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120608" calcext:value-type="float">
            <text:p>1120608</text:p>
          </table:table-cell>
          <table:table-cell office:value-type="float" office:value="939617" calcext:value-type="float">
            <text:p>939617</text:p>
          </table:table-cell>
          <table:table-cell office:value-type="float" office:value="180991" calcext:value-type="float">
            <text:p>180991</text:p>
          </table:table-cell>
          <table:table-cell/>
          <table:table-cell office:value-type="float" office:value="128501" calcext:value-type="float">
            <text:p>128501</text:p>
          </table:table-cell>
          <table:table-cell office:value-type="float" office:value="115931" calcext:value-type="float">
            <text:p>115931</text:p>
          </table:table-cell>
          <table:table-cell office:value-type="float" office:value="12570" calcext:value-type="float">
            <text:p>12570</text:p>
          </table:table-cell>
          <table:table-cell/>
          <table:table-cell office:value-type="float" office:value="104122" calcext:value-type="float">
            <text:p>104122</text:p>
          </table:table-cell>
          <table:table-cell office:value-type="float" office:value="83149" calcext:value-type="float">
            <text:p>83149</text:p>
          </table:table-cell>
          <table:table-cell office:value-type="float" office:value="20973" calcext:value-type="float">
            <text:p>20973</text:p>
          </table:table-cell>
          <table:table-cell/>
          <table:table-cell table:formula="of:=[.M33]/([.E33]+[.I33]+[.M33])" office:value-type="percentage" office:value="0.0977607279032694" calcext:value-type="percentage">
            <text:p>9.7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91357933292993" calcext:value-type="percentage">
            <text:p>5.9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03:20.810431127</dc:date>
    <meta:editing-duration>PT3M36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